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4.6764in"/>
    </style:style>
    <style:style style:name="co15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4" style:family="table" style:master-page-name="PageStyle_5f_Step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style:style style:name="ta5" style:family="table" style:master-page-name="PageStyle_5f_Entrie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0000"/>
    </style:style>
    <style:style style:name="ce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ff0000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4">
        <office:forms form:automatic-focus="false" form:apply-design-mode="false"/>
        <table:table-column table:style-name="co14" table:default-cell-style-name="ce8"/>
        <table:table-column table:style-name="co15" table:default-cell-style-name="ce8"/>
        <table:table-column table:style-name="co3" table:number-columns-repeated="1022" table:default-cell-style-name="Default"/>
        <table:table-row table:style-name="ro1">
          <table:table-cell table:style-name="ce7" office:value-type="string" calcext:value-type="string">
            <text:p>Step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Comment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8" office:value-type="string" calcext:value-type="string">
            <text:p>DONE</text:p>
          </table:table-cell>
          <table:table-cell office:value-type="string" calcext:value-type="string">
            <text:p>SV2k22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Download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2we_pack.zip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9" office:value-type="string" calcext:value-type="string">
            <text:p>http://ftp.pigwa.net/stuff/parties/prods/Silly_Venture,2022.12.08-11,Gdansk,Poland/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9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10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10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5">
        <office:forms form:automatic-focus="false" form:apply-design-mode="false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1" table:number-columns-repeated="1015" table:default-cell-style-name="ce29"/>
        <table:table-row table:style-name="ro1"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LOAD</text:p>
          </table:table-cell>
          <table:table-cell table:style-name="ce11" office:value-type="string" calcext:value-type="string">
            <text:p>RESET</text:p>
          </table:table-cell>
          <table:table-cell table:style-name="ce11" office:value-type="string" calcext:value-type="string">
            <text:p>EXIT KEYS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string" calcext:value-type="string">
            <text:p>Type</text:p>
          </table:table-cell>
          <table:table-cell table:style-name="ce24" office:value-type="string" calcext:value-type="string">
            <text:p>TODO</text:p>
          </table:table-cell>
          <table:table-cell table:style-name="ce24" office:value-type="string" calcext:value-type="string">
            <text:p>Memory</text:p>
          </table:table-cell>
          <table:table-cell table:style-name="ce24" office:value-type="string" calcext:value-type="string">
            <text:p>Comment</text:p>
          </table:table-cell>
          <table:table-cell table:style-name="ce24" table:number-columns-repeated="1014"/>
        </table:table-row>
        <table:table-row table:style-name="ro1">
          <table:table-cell table:style-name="ce26" office:value-type="string" calcext:value-type="string">
            <text:p>BONUS:README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2];1;FIND(&quot;:&quot;;[.A2];4)-1)" office:value-type="string" office:string-value="BONUS" calcext:value-type="string">
            <text:p>BONUS</text:p>
          </table:table-cell>
          <table:table-cell table:style-name="ce30" office:value-type="string" calcext:value-type="string">
            <text:p>OK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BONUS:SV22WEIN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table:formula="of:=MID([.A3];1;FIND(&quot;:&quot;;[.A3];4)-1)" office:value-type="string" office:string-value="BONUS" calcext:value-type="string">
            <text:p>BONUS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AV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4];1;FIND(&quot;:&quot;;[.A4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CARLETW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];1;FIND(&quot;:&quot;;[.A5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ETHO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6];1;FIND(&quot;:&quot;;[.A6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ILLYGIA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7];1;FIND(&quot;:&quot;;[.A7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MISSINGL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8];1;FIND(&quot;:&quot;;[.A8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WOMANIN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9];1;FIND(&quot;:&quot;;[.A9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ATASCII:LORIGINE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0];1;FIND(&quot;:&quot;;[.A10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THETRUTH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1];1;FIND(&quot;:&quot;;[.A11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DRAGONHU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2];1;FIND(&quot;:&quot;;[.A12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PONGFATH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3];1;FIND(&quot;:&quot;;[.A13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ATASCII3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4];1;FIND(&quot;:&quot;;[.A14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HAPPYFOX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5];1;FIND(&quot;:&quot;;[.A15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AGEOFFAL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6];1;FIND(&quot;:&quot;;[.A16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TWOM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7];1;FIND(&quot;:&quot;;[.A17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6" office:value-type="string" calcext:value-type="string">
            <text:p>MSX:NHMB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18];1;FIND(&quot;:&quot;;[.A18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LINEARMO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19];1;FIND(&quot;:&quot;;[.A19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SILK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20];1;FIND(&quot;:&quot;;[.A20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RU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21];1;FIND(&quot;:&quot;;[.A21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256:SNAILRU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22];1;FIND(&quot;:&quot;;[.A22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7" office:value-type="string" calcext:value-type="string">
            <text:p>GAME256:SILLYLA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23];1;FIND(&quot;:&quot;;[.A23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256:MUTACJA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24];1;FIND(&quot;:&quot;;[.A24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ONESCAPE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supported</text:p>
          </table:table-cell>
          <table:table-cell table:style-name="ce30" table:formula="of:=MID([.A25];1;FIND(&quot;:&quot;;[.A25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LASTNIN2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6];1;FIND(&quot;:&quot;;[.A26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PROHIBAN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7];1;FIND(&quot;:&quot;;[.A27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VILLAGE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8];1;FIND(&quot;:&quot;;[.A28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LOVETRIS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9];1;FIND(&quot;:&quot;;[.A29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NINJA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0];1;FIND(&quot;:&quot;;[.A30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MEADOW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1];1;FIND(&quot;:&quot;;[.A31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MTRXLOGO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32];1;FIND(&quot;:&quot;;[.A32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INFHELI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3];1;FIND(&quot;:&quot;;[.A33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INTRO256:SIMPLASM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4];1;FIND(&quot;:&quot;;[.A34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JSPRITES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5];1;FIND(&quot;:&quot;;[.A35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SPACER</text:p>
          </table:table-cell>
          <table:table-cell table:number-columns-repeated="4"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36];1;FIND(&quot;:&quot;;[.A36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PEBBLES</text:p>
          </table:table-cell>
          <table:table-cell table:style-name="ce30" office:value-type="string" calcext:value-type="string">
            <text:p>OK (FIXED)</text:p>
          </table:table-cell>
          <table:table-cell table:number-columns-repeated="3"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7];1;FIND(&quot;:&quot;;[.A37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16K:AC23INV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8];1;FIND(&quot;:&quot;;[.A38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INTRO16K:SILLYRIB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9];1;FIND(&quot;:&quot;;[.A39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6"/>
          <table:table-cell table:number-columns-repeated="1014"/>
        </table:table-row>
        <table:table-row table:style-name="ro1">
          <table:table-cell table:style-name="ce26" office:value-type="string" calcext:value-type="string">
            <text:p>INTRO16K:NINJA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40];1;FIND(&quot;:&quot;;[.A40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6" table:number-columns-repeated="1016"/>
        </table:table-row>
        <table:table-row table:style-name="ro1">
          <table:table-cell table:style-name="ce26" office:value-type="string" calcext:value-type="string">
            <text:p>INTRO16K:FLOATING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41];1;FIND(&quot;:&quot;;[.A41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UNIFIED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XMEN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ARSANTIC</text:p>
          </table:table-cell>
          <table:table-cell table:style-name="ce32" office:value-type="string" calcext:value-type="string">
            <text:p>NOT OK (TO BE FIXED)</text:p>
          </table:table-cell>
          <table:table-cell table:style-name="ce34" office:value-type="string" calcext:value-type="string">
            <text:p>TODO (FIXED)</text:p>
          </table:table-cell>
          <table:table-cell table:style-name="ce30" office:value-type="string" calcext:value-type="string">
            <text:p>RESET</text:p>
          </table:table-cell>
          <table:table-cell table:style-name="ce34" office:value-type="string" calcext:value-type="string">
            <text:p>TODO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2" office:value-type="string" calcext:value-type="string">
            <text:p>YES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ARSVOXEL</text:p>
          </table:table-cell>
          <table:table-cell table:style-name="ce31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T100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WS2022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1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REGUSKOR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NYD23INV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VBXE:BURNBLIT</text:p>
          </table:table-cell>
          <table:table-cell table:style-name="ce32" office:value-type="string" calcext:value-type="string">
            <text:p>NOT OK (TO BE FIXED)</text:p>
          </table:table-cell>
          <table:table-cell table:style-name="ce34" office:value-type="string" calcext:value-type="string">
            <text:p>TODO (FIXED)</text:p>
          </table:table-cell>
          <table:table-cell table:style-name="ce34" office:value-type="string" calcext:value-type="string">
            <text:p>TODO</text:p>
          </table:table-cell>
          <table:table-cell table:style-name="ce32" office:value-type="string" calcext:value-type="string">
            <text:p>TODO</text:p>
          </table:table-cell>
          <table:table-cell table:style-name="ce34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2" office:value-type="string" calcext:value-type="string">
            <text:p>YES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WILD:CHILTRO1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51];1;FIND(&quot;:&quot;;[.A51];4)-1)" office:value-type="string" office:string-value="WILD" calcext:value-type="string">
            <text:p>WILD</text:p>
          </table:table-cell>
          <table:table-cell table:style-name="ce31" office:value-type="string" calcext:value-type="string">
            <text:p>NO</text:p>
          </table:table-cell>
          <table:table-cell table:style-name="ce35"/>
          <table:table-cell table:style-name="ce40" table:number-columns-repeated="3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WILD:RYDEE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1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52];1;FIND(&quot;:&quot;;[.A52];4)-1)" office:value-type="string" office:string-value="WILD" calcext:value-type="string">
            <text:p>WILD</text:p>
          </table:table-cell>
          <table:table-cell table:style-name="ce31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WILD:BOL1972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3];1;FIND(&quot;:&quot;;[.A53];4)-1)" office:value-type="string" office:string-value="WILD" calcext:value-type="string">
            <text:p>WILD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WILD:PWRRANG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4];1;FIND(&quot;:&quot;;[.A54];4)-1)" office:value-type="string" office:string-value="WILD" calcext:value-type="string">
            <text:p>WILD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>
            <text:p>Steps Required</text:p>
          </table:table-cell>
          <table:table-cell table:style-name="ce28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teps Not done</text:p>
          </table:table-cell>
          <table:table-cell table:style-name="ce28" table:formula="of:=COUNTIF(STEPS;&quot;&quot;)+COUNTIF(STEPS;&quot;TODO&quot;)" office:value-type="float" office:value="3" calcext:value-type="float">
            <text:p>3</text:p>
          </table:table-cell>
          <table:table-cell table:style-name="ce8"/>
          <table:table-cell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7" office:value-type="string" calcext:value-type="string">
            <text:p>Steps Not OK</text:p>
          </table:table-cell>
          <table:table-cell table:style-name="ce28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teps Done</text:p>
          </table:table-cell>
          <table:table-cell table:style-name="ce33" table:formula="of:=1-[.B58]/[.B57]" office:value-type="percentage" office:value="0.988679245283019" calcext:value-type="percentage">
            <text:p>99%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tries Available</text:p>
          </table:table-cell>
          <table:table-cell table:style-name="ce28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Entries DONE</text:p>
          </table:table-cell>
          <table:table-cell table:style-name="ce28" table:formula="of:=COUNTIF([.H2:.H54];&quot;NO&quot;)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ntries TODO</text:p>
          </table:table-cell>
          <table:table-cell table:style-name="ce28" table:formula="of:=[.B61]-[.B62]" office:value-type="float" office:value="3" calcext:value-type="float">
            <text:p>3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 office:value-type="string" calcext:value-type="string">
            <text:p>Entries Done</text:p>
          </table:table-cell>
          <table:table-cell table:style-name="ce33" table:formula="of:=1-[.B63]/[.B61]" office:value-type="percentage" office:value="0.943396226415094" calcext:value-type="percentage">
            <text:p>94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Bonuses</text:p>
          </table:table-cell>
          <table:table-cell table:style-name="ce8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Songs</text:p>
          </table:table-cell>
          <table:table-cell table:style-name="ce8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Graphics</text:p>
          </table:table-cell>
          <table:table-cell table:style-name="ce8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Intros</text:p>
          </table:table-cell>
          <table:table-cell table:style-name="ce8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Demos</text:p>
          </table:table-cell>
          <table:table-cell table:style-name="ce8" table:formula="of:=COUNTIF([$Entries.G$1:$Entries.G$1048576];&quot;DEMO&quot;)+COUNTIF([$Entries.G$1:$Entries.G$1048576];&quot;DEMOVBXE&quot;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Games</text:p>
          </table:table-cell>
          <table:table-cell table:style-name="ce8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43"/>
          <table:table-cell table:number-columns-repeated="60"/>
        </table:table-row>
        <table:table-row table:style-name="ro1">
          <table:table-cell table:style-name="ce8" office:value-type="string" calcext:value-type="string">
            <text:p>Wilds</text:p>
          </table:table-cell>
          <table:table-cell table:style-name="ce8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8" table:formula="of:=SUM([.B2:.B8])" office:value-type="float" office:value="52" calcext:value-type="float">
            <text:p>5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22:25:56.3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30T00:16:14.594000000</dc:date>
    <meta:editing-cycles>815</meta:editing-cycles>
    <meta:editing-duration>P12DT15H17M40S</meta:editing-duration>
    <meta:generator>LibreOffice/7.1.5.2$Windows_x86 LibreOffice_project/85f04e9f809797b8199d13c421bd8a2b025d52b5</meta:generator>
    <meta:document-statistic meta:table-count="3" meta:cell-count="55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